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C8D00008D7D00008CDF1DCBB215D666F1D0.svg" manifest:media-type="image/svg+xml"/>
  <manifest:file-entry manifest:full-path="Pictures/10000201000002FF0000028CA8A07CD5E5919673.png" manifest:media-type="image/png"/>
  <manifest:file-entry manifest:full-path="Pictures/10008DF80000564D0000496117F2574CA04022F3.svg" manifest:media-type="image/svg+xml"/>
  <manifest:file-entry manifest:full-path="Pictures/1000020100000173000001ECDFC33E061A7E58F4.png" manifest:media-type="image/png"/>
  <manifest:file-entry manifest:full-path="Pictures/10000201000002C5000002C25E5C5D31DE6C40D5.png" manifest:media-type="image/png"/>
  <manifest:file-entry manifest:full-path="Pictures/10001F5A00002658000032D926FB621B8A58DFAC.svg" manifest:media-type="image/svg+xml"/>
  <manifest:file-entry manifest:full-path="Pictures/10000000000001FD000001B0EEF4BBD06EE1626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Слабосвязанные сервисы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Слабосвязанный сервис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Сервис, оперирующий только своей предметной областью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Бизнес-процесс</text:p>
          </draw:text-box>
        </draw:frame>
        <draw:frame draw:style-name="gr2" draw:text-style-name="P2" draw:layer="layout" svg:width="18.616cm" svg:height="15.8cm" svg:x="5.15cm" svg:y="3.8cm" presentation:class="graphic" presentation:user-transformed="true">
          <draw:image xlink:href="Pictures/10000000000001FD000001B0EEF4BBD06EE1626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Вызовы сервисов</text:p>
          </draw:text-box>
        </draw:frame>
        <draw:frame draw:style-name="gr2" draw:text-style-name="P2" draw:layer="layout" svg:width="9.184cm" svg:height="12.18cm" svg:x="9.408cm" svg:y="6cm" presentation:class="graphic" presentation:user-transformed="true">
          <draw:image xlink:href="Pictures/10001F5A00002658000032D926FB621B8A58DFAC.svg" xlink:type="simple" xlink:show="embed" xlink:actuate="onLoad" loext:mime-type="image/svg+xml">
            <text:p/>
          </draw:image>
          <draw:image xlink:href="Pictures/1000020100000173000001ECDFC33E061A7E58F4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Интерфейс</text:p>
          </draw:text-box>
        </draw:frame>
        <draw:frame draw:style-name="gr2" draw:text-style-name="P2" draw:layer="layout" svg:width="14.325cm" svg:height="12.18cm" svg:x="6.837cm" svg:y="6cm" presentation:class="graphic">
          <draw:image xlink:href="Pictures/10008DF80000564D0000496117F2574CA04022F3.svg" xlink:type="simple" xlink:show="embed" xlink:actuate="onLoad" loext:mime-type="image/svg+xml">
            <text:p/>
          </draw:image>
          <draw:image xlink:href="Pictures/10000201000002FF0000028CA8A07CD5E5919673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Интеграция с CRM</text:p>
          </draw:text-box>
        </draw:frame>
        <draw:frame draw:style-name="gr2" draw:text-style-name="P2" draw:layer="layout" svg:width="12.233cm" svg:height="12.18cm" svg:x="7.883cm" svg:y="6cm" presentation:class="graphic">
          <draw:image xlink:href="Pictures/10007C8D00008D7D00008CDF1DCBB215D666F1D0.svg" xlink:type="simple" xlink:show="embed" xlink:actuate="onLoad" loext:mime-type="image/svg+xml">
            <text:p/>
          </draw:image>
          <draw:image xlink:href="Pictures/10000201000002C5000002C25E5C5D31DE6C40D5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Noto Sans Regular1" svg:font-family="'Noto Sans Regular'" style:font-adornments="Normal" style:font-family-generic="system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4:21:02.814541764</meta:creation-date>
    <meta:editing-duration>PT1H23M20S</meta:editing-duration>
    <meta:editing-cycles>4</meta:editing-cycles>
    <meta:generator>LibreOffice/6.4.5.2$Linux_X86_64 LibreOffice_project/40$Build-2</meta:generator>
    <dc:title>Impress</dc:title>
    <dc:date>2020-12-09T15:44:24.233027168</dc:date>
    <meta:document-statistic meta:object-count="58"/>
  </office:meta>
</office:document-meta>
</file>